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paragraph-rsid="001acde5"/>
    </style:style>
    <style:style style:name="P2" style:family="paragraph" style:parent-style-name="Heading_20_1">
      <style:text-properties officeooo:paragraph-rsid="001acde5"/>
    </style:style>
    <style:style style:name="P3" style:family="paragraph" style:parent-style-name="Standard">
      <style:paragraph-properties fo:text-align="justify" style:justify-single-word="false" style:writing-mode="rl-tb"/>
      <style:text-properties officeooo:paragraph-rsid="001acde5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style:language-complex="fa" style:country-complex="IR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/></text:p>
      <text:h text:style-name="P2" text:outline-level="1"><text:bookmark-start text:name="__DdeLink__33361_3949811661"/><text:span text:style-name="Titre_20_1_20_Car">[</text:span>سُورَةُ <text:span text:style-name="T2">۴</text:span>لاَنۢبِيَآءِ]<text:bookmark-end text:name="__DdeLink__33361_3949811661"/></text:h>
      <text:p text:style-name="P3" loext:marker-style-name="T1"><text:bookmark-start text:name="__DdeLink__33363_3949811661"/><text:span text:style-name="T1">¤</text:span><text:bookmark-end text:name="__DdeLink__33363_3949811661"/><text:span text:style-name="T1">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33365_3949811661"/><text:span text:style-name="T3"> </text:span><text:span text:style-name="T1">"قْتَرَبَ لِلنَّاسسسِ حِسَابُهُمْ وَهُمْ فِى غَفْلَةٍ مُّعْرۣضُونَؐ </text:span><text:span text:style-name="T3">(1)</text:span><text:span text:style-name="T1"> مَا يَاتِيهِم مِّــن ذِكْرٍ مِّن رَّبِّهِم مُّحْدَثٖ اِلاَّ "سْتَمَعُوهُ وَهُمْ يَلْعَبُونَ </text:span><text:span text:style-name="T3">(2)</text:span><text:span text:style-name="T1"> چَهِيَةً قُلُوبُهُمْؐ وَأَسَرُّواْ </text:span><text:span text:style-name="T5">۴</text:span><text:span text:style-name="T1">ڤنَّجْوَي </text:span><text:span text:style-name="T5">۰</text:span><text:span text:style-name="T1">لذِيــنَ ظَلَمُواْ هَــلْ هَـٰذَآ إِلاَّ بَشَرٌ مِّثْلُكُمُؐ; أَفَتَاتُونَ </text:span><text:span text:style-name="T5">۰</text:span><text:span text:style-name="T1">ڤسِّحْرَ وَأَنتُمْ تُبْصِرُونَؐ </text:span><text:span text:style-name="T3">(3)</text:span><text:span text:style-name="T1"> قُل رَّبِّى يَعْلَمُ </text:span><text:span text:style-name="T5">۴</text:span><text:span text:style-name="T1">لْقَوْلَ فِى </text:span><text:span text:style-name="T5">۱</text:span><text:span text:style-name="T1">لسَّمَآءِ وَالاَرْضِؐ وَهُوَ </text:span><text:span text:style-name="T5">۰</text:span><text:span text:style-name="T1">لسَّمِيعُ </text:span><text:span text:style-name="T5">۴</text:span><text:span text:style-name="T1">لْعَلِيمُؐ </text:span><text:span text:style-name="T3">(4)</text:span><text:span text:style-name="T1"> بَلْ قَالُوٓاْ أَضْغَـٰــثُ أَحْچَمٙ بَلِ 'فْتَرۭيٰهُ بَلْ هُوَ شَاعِرٌؐ فَلْيَاتِنَا بِـَٔايَةٍ كَمَآ ٱُرْسِــلَ </text:span><text:span text:style-name="T5">۰</text:span><text:span text:style-name="T1">لاَوَّلُونَؐ </text:span><text:span text:style-name="T3">(5)</text:span><text:span text:style-name="T1"> مَآ ءَامَنَتْ قَبْلَهُم مِّن قَرْيَةٖ اَهْلَكْنَـٰهَآؐ أَفَهُمْ يُومِنُونَؐ </text:span><text:span text:style-name="T3">(6)</text:span><text:span text:style-name="T1"> وَمَآ أَرْسَلْنَا قَبْلَكَ إِلاَّ رۣجَالًا يُوحۭيٰٓ إِلَيْهِمْ فَسْـَٔلُوٓاْ أَهْلَ </text:span><text:span text:style-name="T5">۰</text:span><text:span text:style-name="T1">لذِّكْرۣ إِن كُنتُمْ لاَ تَعْلَمُونَؐ </text:span><text:span text:style-name="T3">(7)</text:span><text:span text:style-name="T1"> وَمَا جَعَلْنَـٰهُمْ جَسَداً لاَّ يَاكُلُونَ </text:span><text:span text:style-name="T5">۰</text:span><text:span text:style-name="T1">لطَّعَامَؐ وَمَا كَانُواْ خَـٰلِدِينَؐ </text:span><text:span text:style-name="T3">(8)</text:span><text:span text:style-name="T1"> ثُمَّ صَدَقْنَـٰهُمُ </text:span><text:span text:style-name="T5">۴</text:span><text:span text:style-name="T1">لْوَعْدَ فَأَنجَيْنَـٰهُمْ وَمَــن نَّشَآءُ وَأَهْلَكْنَا </text:span><text:span text:style-name="T5">۰</text:span><text:span text:style-name="T1">لْمُسْرۣفِينَؐ </text:span><text:span text:style-name="T3">(9)</text:span><text:span text:style-name="T1"> لَقَدَ اَنزَلْنَآ إِلَيْكُمْ كِتَـٰباً فِيهِ ذِكْرُكُمُؐ; أَفَلاَ تَعْقِلُونَؐ </text:span><text:span text:style-name="T3">(10)</text:span><text:span text:style-name="T1"> وَكَمْ قَصَمْنَا مِن قَرْيَةٍ كَانَت ظَّالِمَةً وَأَنشَأْنَا بَعْدَهَا قَوْماٗ —اخَرۣينَؐ </text:span><text:span text:style-name="T3">(11)</text:span><text:span text:style-name="T1"> فَلَمَّآ أَحَسُّواْ بَأْسَنَآ إِذَا هُم مِّنْهَا يَرْكُضُونَؐ </text:span><text:span text:style-name="T3">(12)</text:span><text:span text:style-name="T1"> لاَ تَرْكُضُواْ وَارْجِعُوٓاْ إِلَــيٰ مَآ ٱُتْرۣفْتُمْ فِيهِ وَمَسَـٰكِنِكُمْ لَعَلَّكُمْ تُسْـَٔلُونَؐ </text:span><text:span text:style-name="T3">(13)</text:span><text:span text:style-name="T1"> قَالُواْ يَـٰوَيْلَنَآ إِنَّا كُنَّا ظَـٰلِمِينَؐ </text:span><text:span text:style-name="T3">(14)</text:span><text:span text:style-name="T1"> ® فَمَا زَالَت تِّلْكَ دَعْوۭيٰهُمْ حَتَّيٰ جَعَلْنَـٰهُمْ حَصِيداٗ خَـٰمِدِينَؐ </text:span><text:span text:style-name="T3">(15)</text:span><text:span text:style-name="T1"> وَمَا خَلَقْنَا </text:span><text:span text:style-name="T5">۰</text:span><text:span text:style-name="T1">لسَّمَآءَ وَالاَرْضَ وَمَا بَيْنَهُمَا </text:span><text:soft-page-break/><text:span text:style-name="T1">چَعِبِينَؐ </text:span><text:span text:style-name="T3">(16)</text:span><text:span text:style-name="T1"> لَوَ اَرَدْنَآ أَن نَّتَّخِذَ لَهْواً لاَّتَّخَذْنَـٰهُ مِــن لَّدُنَّآؐ إِن كُنَّا فَـٰعِلِينَؐ </text:span><text:span text:style-name="T3">(17)</text:span><text:span text:style-name="T1"> بَلْ نَقْذِفُ بِالْحَقِّ عَلَي </text:span><text:span text:style-name="T5">۰</text:span><text:span text:style-name="T1">لْبَـٰطِلِ فَيَدْمَغُهُ„ فَإِذَا هُوَ زَاهِقٌؐ وَلَكُمُ </text:span><text:span text:style-name="T5">۴</text:span><text:span text:style-name="T1">لْوَيْـلُ مِمَّا تَصِفُونَؐ </text:span><text:span text:style-name="T3">(18)</text:span><text:span text:style-name="T1"> وَلَهُ„ مَـن فِى </text:span><text:span text:style-name="T5">۱</text:span><text:span text:style-name="T1">لسَّمَـٰوَ؛تِ وَالاَرْضِؐ وَمَنْ عِندَهُ„ لاَ يَسْتَكْبِرُونَ عَنْ عِبَادَتِهِ” وَلاَ يَسْتَحْسِرُونَؐ </text:span><text:span text:style-name="T3">(19)</text:span><text:span text:style-name="T1"> يُسَبِّحُونَ </text:span><text:span text:style-name="T5">۰</text:span><text:span text:style-name="T1">ليْلَ وَالنَّهَارَ لاَ يَفْتُرُونَؐ </text:span><text:span text:style-name="T3">(20)</text:span><text:span text:style-name="T1"> أَمِ 'تَّخَذُوٓاْ ءَالِهَةً مِّــنَ </text:span><text:span text:style-name="T5">۰</text:span><text:span text:style-name="T1">لاَرْضضضِ هُمْ يُنشِرُونَؐ </text:span><text:span text:style-name="T3">(21)</text:span><text:span text:style-name="T1"> لَوْ كَانَ فِيهِمَآ ءَالِهَة٘ اِلاَّ </text:span><text:span text:style-name="T5">۰</text:span><text:span text:style-name="T1">للَّهُ لَفَسَدَتَاؐ فَسُبْحَـٰــنَ </text:span><text:span text:style-name="T5">۰</text:span><text:span text:style-name="T1">للَّهِ رَبِّ </text:span><text:span text:style-name="T5">۱</text:span><text:span text:style-name="T1">لْعَرْشِ عَمَّا يَصِفُونَؐ </text:span><text:span text:style-name="T3">(22)</text:span><text:span text:style-name="T1"> لاَ يُسْـَٔــلُ عَمَّا يَفْعَلُؐ وَهُمْ يُسْـَٔلُونَؐ </text:span><text:span text:style-name="T3">(23)</text:span><text:span text:style-name="T1"> أَمِ 'تَّخَذُواْ مِن دُونِهِ“ ءَالِهَةًؐ قُــلْ هَاتُواْ بُرْهَـٰنَكُمْؐ هَـٰذَا ذِكْرُ مَن مَّعِى وَذِكْرُ مَن قَبْلِىؐ بَــلَ اَكْثَرُهُمْ لاَ يَعْلَمُونَ </text:span><text:span text:style-name="T5">۰</text:span><text:span text:style-name="T1">لْحَقَّ فَهُم مُّعْرۣضُونَؐ </text:span><text:span text:style-name="T3">(24)</text:span><text:span text:style-name="T1"> وَمَآ أَرْسَلْنَا مِــن قَبْلِــكَ مِن رَّسُولٖ اِلاَّ يُوحۭيٰٓ إِلَيْهِ أَنَّهُ„ لآَ إِچَهَ إِلٓاَّ أَنَا فَاعْبُدُونِؐ </text:span><text:span text:style-name="T3">(25)</text:span><text:span text:style-name="T1"> وَقَالُواْ èتَّخَذَ </text:span><text:span text:style-name="T5">۰</text:span><text:span text:style-name="T1">لرَّحْمَـٰنُ وَلَداًؐ سُبْحَـٰنَهُؐ, بَلْ عِبَادٌ مُّكْرَمُونَؐ </text:span><text:span text:style-name="T3">(26)</text:span><text:span text:style-name="T1"> لاَ يَسْبِقُونَهُ„ بِالْقَوْلِ وَهُم بِأَمْرۣهِ” يَعْمَلُونَؐ </text:span><text:span text:style-name="T3">(27)</text:span><text:span text:style-name="T1"> يَعْلَمُ مَا بَيْنَ أَيْدِيهِمْ وَمَا خَلْفَهُمْؐ وَلاَ يَشْفَعُونَ إِلاَّ لِمَنِ 'رْتَضۭيٰ وَهُم مِّــنْ خَشْيَتِهِ” مُشْفِقُونَؐ </text:span><text:span text:style-name="T3">(28)</text:span><text:span text:style-name="T1"> وَمَنْ يَّقُلْ مِنْهُمُ; إِنِّـيَ إِچَهٌ مِّن دُونِهِ” فَذَ؛لِــكَ نَجْزۣيهِ جَهَنَّمَؐ كَذَ؛لِــكَ نَجْزۣى </text:span><text:span text:style-name="T5">۱</text:span><text:span text:style-name="T1">لظَّـٰلِمِينَؐ </text:span><text:span text:style-name="T3">(29) </text:span><text:span text:style-name="T1">© أَوَلَمْ يَرَ </text:span><text:span text:style-name="T5">۰</text:span><text:span text:style-name="T1">لذِيــنَ كَفَرُوٓاْ أَنَّ </text:span><text:span text:style-name="T5">۰</text:span><text:span text:style-name="T1">لسَّمَـٰوَ؛تِ وَالاَرْضضضَ كَانَتَا رَتْقاً فَفَتَقْنَـٰهُمَاؐ وَجَعَلْنَا مِــنَ </text:span><text:span text:style-name="T5">۰</text:span><text:span text:style-name="T1">لْمَآءِ كُلَّ شَيْءٖ حَي؉ّؐ اَفَلاَ يُومِنُونَؐ </text:span><text:span text:style-name="T3">(30)</text:span><text:span text:style-name="T1"> وَجَعَلْنَا فِى </text:span><text:span text:style-name="T5">۱</text:span><text:span text:style-name="T1">لاَرْضِ رَوَ؛سِيَ أَن تَمِيدَ بِهِمْؐ وَجَعَلْنَا فِيهَا فِجَاجاً سُبُلًا لَّعَلَّهُمْ يَهْتَدُونَؐ </text:span><text:span text:style-name="T3">(31)</text:span><text:span text:style-name="T1"> وَجَعَلْنَا </text:span><text:span text:style-name="T5">۰</text:span><text:span text:style-name="T1">لسَّمَآءَ سَقْفاً مَّحْفُوظاًؐ وَهُمْ عَــنَ —ايَـٰتِهَا مُعْرۣضُونَؐ </text:span><text:span text:style-name="T3">(32)</text:span><text:span text:style-name="T1"> وَهُوَ </text:span><text:span text:style-name="T5">۰ﻟ﮲</text:span><text:span text:style-name="T1"> خَلَقَ </text:span><text:span text:style-name="T5">۰</text:span><text:span text:style-name="T1">ليْلَ </text:span><text:soft-page-break/><text:span text:style-name="T1">وَالنَّهَارَ وَالشَّمْسَ وَالْقَمَرَؐ كُلٌّ فِى فَلَكٍ يَسْبَحُونَؐ </text:span><text:span text:style-name="T3">(33)</text:span><text:span text:style-name="T1"> وَمَا جَعَلْنَا لِبَشَرٍ مِّــن قَبْلِــكَ </text:span><text:span text:style-name="T5">۰</text:span><text:span text:style-name="T1">لْخُلْدَؐ أَفَإِيْن مِّــتَّ فَهُمُ </text:span><text:span text:style-name="T5">۴</text:span><text:span text:style-name="T1">لْخَـٰلِدُونَؐ </text:span><text:span text:style-name="T3">(34)</text:span><text:span text:style-name="T1"> كُلُّ نَفْــسٍ ذَآئِقَةُ </text:span><text:span text:style-name="T5">۴</text:span><text:span text:style-name="T1">لْمَوْتِؐ وَنَبْلُوكُم بِالشَّرّۣ وَالْخَيْرۣ فِتْنَةًؐ وَإِلَيْنَا تُرْجَعُونَؐ </text:span><text:span text:style-name="T3">(35)</text:span><text:span text:style-name="T1"> وَإِذَا رۭءۭاكَ </text:span><text:span text:style-name="T5">۰</text:span><text:span text:style-name="T1">لذِيــنَ كَفَرُوٓاْ إِنْ يَّتَّخِذُونَــكَ إِلاَّ هُزُؤاٗؐ اَهَـٰذَا </text:span><text:span text:style-name="T5">۰ﻟ﮲</text:span><text:span text:style-name="T1"> يَذْكُرُ ءَالِهَتَكُمْ وَهُم بِذِكْرۣ </text:span><text:span text:style-name="T5">۱</text:span><text:span text:style-name="T1">لرَّحْمَـٰــنۣ هُمْ كَـٰفِرُونَؐ </text:span><text:span text:style-name="T3">(36)</text:span><text:span text:style-name="T1"> خُلِقَ </text:span><text:span text:style-name="T5">۰</text:span><text:span text:style-name="T1">لِانسَـٰنُ مِنْ عَجَــلٍؐ سَٱُوْرۣيكُمُ; ءَايَـٰتِى فَلاَ تَسْتَعْجِلُونِؐ </text:span><text:span text:style-name="T3">(37)</text:span><text:span text:style-name="T1"> وَيَقُولُونَ مَتۭــيٰ هَـٰذَا </text:span><text:span text:style-name="T5">۰</text:span><text:span text:style-name="T1">لْوَعْدُ إِن كُنتُمْ صَـٰدِقِينَؐ </text:span><text:span text:style-name="T3">(38)</text:span><text:span text:style-name="T1"> لَوْ يَعْلَمُ </text:span><text:span text:style-name="T5">۴</text:span><text:span text:style-name="T1">لذِيــنَ كَفَرُواْ حِيــنَ لاَ يَكُفُّونَ عَنْ وُّجُوهِهِمُ </text:span><text:span text:style-name="T5">۴</text:span><text:span text:style-name="T1">لنَّارَ وَلاَ عَــن ظُهُورۣهِمْ وَلاَ هُمْ يُنصَرُونَؐ </text:span><text:span text:style-name="T3">(39) </text:span><text:span text:style-name="T1">بَـلْ تَاتِيهِم بَغْتَةً فَتَبْهَتُهُمْ فَلاَ يَسْتَطِيعُونَ رَدَّهَا وَلاَ هُمْ يُنظَرُونَؐ </text:span><text:span text:style-name="T3">(40)</text:span><text:span text:style-name="T1"> وَلَقَدُ </text:span><text:span text:style-name="T5">۶</text:span><text:span text:style-name="T1">سْتُهْزۣىَٔ بِرُسُلٍ مِّن قَبْلِكَ فَحَاقَ بِالذِيــنَ سَخِرُواْ مِنْهُم مَّا كَانُواْ بِهِ” يَسْتَهْزۣءُونَؐ </text:span><text:span text:style-name="T3">(41)</text:span><text:span text:style-name="T1"> ® قُلْ مَنْ يَّكْلَؤُكُم بِاليْلِ وَالنَّهۭارۣ مِنَ </text:span><text:span text:style-name="T5">۰</text:span><text:span text:style-name="T1">لرَّحْمَـٰنِؐ بَـلْ هُمْ عَن ذِكْرۣ رَبِّهِم مُّعْرۣضُونَؐ </text:span><text:span text:style-name="T3">(42)</text:span><text:span text:style-name="T1"> أَمْ لَهُمُ; ءَالِهَةٌ تَمْنَعُهُم مِّن دُونِنَاؐ لاَ يَسْتَطِيعُونَ نَصْرَ أَنفُسِهِمْ وَلاَ هُم مِّنَّا يُصْحَبُونَؐ </text:span><text:span text:style-name="T3">(43)</text:span><text:span text:style-name="T1"> بَلْ مَتَّعْنَا هَـٰٓؤُلآَءِ وَءَابَآءَهُمْ حَتَّيٰ طَالَ عَلَيْهِمُ </text:span><text:span text:style-name="T5">۴</text:span><text:span text:style-name="T1">لْعُمُرُؐ أَفَلاَ يَرَوْنَ أَنَّا نَاتِى </text:span><text:span text:style-name="T5">۱</text:span><text:span text:style-name="T1">لاَرْضضضَ نَنقُصُهَا مِنَ اَطْرَافِهَآؐ أَفَهُمُ </text:span><text:span text:style-name="T5">۴</text:span><text:span text:style-name="T1">لْغَـٰلِبُونَؐ </text:span><text:span text:style-name="T3">(44)</text:span><text:span text:style-name="T1"> قُـلِ اِنَّمَآ ٱُنذِرُكُم بِالْوَحْيِؐ وَلاَ يَسْمَعُ </text:span><text:span text:style-name="T5">۴</text:span><text:span text:style-name="T1">لصُّمُّ </text:span><text:span text:style-name="T5">۴</text:span><text:span text:style-name="T1">لدُّعَآءَ اۭذَا مَا يُنذَرُونَؐ </text:span><text:span text:style-name="T3">(45)</text:span><text:span text:style-name="T1"> وَلَئِن مَّسَّتْهُمْ نَفْحَةٌ مِّــنْ عَذَابِ رَبِّــكَ لَيَقُولُنَّ يَـٰوَيْلَنَآ إِنَّا كُنَّا ظَـٰلِمِينَؐ </text:span><text:span text:style-name="T3">(46)</text:span><text:span text:style-name="T1"> وَنَضَعُ </text:span><text:span text:style-name="T5">۴</text:span><text:span text:style-name="T1">لْمَوَ؛زۣينَ </text:span><text:span text:style-name="T5">۰</text:span><text:span text:style-name="T1">لْقِسْطَ لِيَوْمِ </text:span><text:span text:style-name="T5">۱</text:span><text:span text:style-name="T1">لْقِيَـٰمَةِ فَلاَ تُظْلَمُ نَفْسٌ شَيْـٔاًؐ وَإِن كَانَ مِثْقَالُ حَبَّةٍ مِّنْ خَرْدَلٖ اَتَيْنَا بِهَا وَكَفۭيٰ بِنَا حَـٰسِبِينَؐ </text:span><text:soft-page-break/><text:span text:style-name="T3">(47)</text:span><text:span text:style-name="T1"> وَلَقَدَ —اتَيْنَا مُوسۭيٰ وَهَـٰرُونَ </text:span><text:span text:style-name="T5">۰</text:span><text:span text:style-name="T1">لْفُرْقَانَ وَضِيَآءً وَذِكْراً لِّلْمُتَّقِينَ </text:span><text:span text:style-name="T3">(48)</text:span><text:span text:style-name="T1"> </text:span><text:span text:style-name="T5">۰</text:span><text:span text:style-name="T1">لذِينَ يَخْشَوْنَ رَبَّهُم بِالْغَيْبِ وَهُم مِّــنَ </text:span><text:span text:style-name="T5">۰</text:span><text:span text:style-name="T1">لسَّاعَةِ مُشْفِقُونَؐ </text:span><text:span text:style-name="T3">(49)</text:span><text:span text:style-name="T1"> وَهَـٰذَا ذِكْرٌ مُّبَـٰرَككك٘ اَنزَلْنَـٰهُؐ أَفَأَنتُمْ لَهُ„ مُنكِرُونَؐ </text:span><text:span text:style-name="T3">(50)</text:span><text:span text:style-name="T1"> ¥ وَلَقَدَ —اتَيْنَآ إِبْرَ؛هِيمَ رُشْدَهُ„ مِن قَبْلُ وَكُنَّا بِهِ” عَـٰلِمِينَؐ </text:span><text:span text:style-name="T3">(51)</text:span><text:span text:style-name="T1"> إِذْ قَالَ لَأِبِيهِ وَقَوْمِهِ” مَا هَـٰذِهِ </text:span><text:span text:style-name="T5">۱</text:span><text:span text:style-name="T1">لتَّمَاثِيلُ </text:span><text:span text:style-name="T5">۴</text:span><text:span text:style-name="T1">لتِىٓ أَنتُمْ لَهَا عَـٰكِفُونَؐ </text:span><text:span text:style-name="T3">(52)</text:span><text:span text:style-name="T1"> قَالُواْ وَجَدْنَآ ءَابَآءَنَا لَهَا عَـٰبِدِينَؐ </text:span><text:span text:style-name="T3">(53)</text:span><text:span text:style-name="T1"> قَالَ لَقَدْ كُنتُمُ; أَنتُمْ وَءَابَآؤُكُمْ فِى ضَچَـلٍ مُّبِينٍؐ </text:span><text:span text:style-name="T3">(54)</text:span><text:span text:style-name="T1"> قَالُوٓاْ أَجِيؔتَنَا بِالْحَقِّ أَمَ اَنتَ مِــنَ </text:span><text:span text:style-name="T5">۰</text:span><text:span text:style-name="T1">لچَّـعِبِينَؐ </text:span><text:span text:style-name="T3">(55)</text:span><text:span text:style-name="T1"> قَالَ بَل رَّبُّكُمْ رَبُّ </text:span><text:span text:style-name="T5">۴</text:span><text:span text:style-name="T1">لسَّمَـٰوَ؛تِ وَالاَرْضِ </text:span><text:span text:style-name="T5">۱ﻟ﮲</text:span><text:span text:style-name="T1"> فَطَرَهُنَّؐ وَأَنَا عَلَــيٰ ذَ؛لِكُم مِّنَ </text:span><text:span text:style-name="T5">۰</text:span><text:span text:style-name="T1">لشَّـٰهِدِينَؐ </text:span><text:span text:style-name="T3">(56)</text:span><text:span text:style-name="T1"> وَتَاللَّهِ لَأَكِيدَنَّ أَصْنَـٰمَكُم بَعْدَ أَن تُوَلُّواْ مُدْبِـرۣينَؐ </text:span><text:span text:style-name="T3">(57)</text:span><text:span text:style-name="T1"> فَجَعَلَهُمْ جُذَ؛ذاٗ اِلاَّ كَبِيراً لَّهُمْ لَعَلَّهُمُ; إِلَيْهِ يَرْجِعُونَؐ </text:span><text:span text:style-name="T3">(58)</text:span><text:span text:style-name="T1"> قَالُواْ مَـن فَعَلَ هَـٰذَا بِـَٔالِهَتِنَآ إِنَّهُ„ لَمِــنَ </text:span><text:span text:style-name="T5">۰</text:span><text:span text:style-name="T1">لظَّـٰلِمِينَؐ </text:span><text:span text:style-name="T3">(59)</text:span><text:span text:style-name="T1"> قَالُواْ سَمِعْنَا فَتيً يَذْكُرُهُمْ يُقَالُ لَهُ; إِبْرَ؛هِيمُؐ </text:span><text:span text:style-name="T3">(60)</text:span><text:span text:style-name="T1"> قَالُواْ فَاتُواْ بِهِ” عَلَــيٰٓ أَعْيُـنِ </text:span><text:span text:style-name="T5">۱</text:span><text:span text:style-name="T1">لنَّاسسسِ لَعَلَّهُمْ يَشْهَدُونَؐ </text:span><text:span text:style-name="T3">(61)</text:span><text:span text:style-name="T1"> قَالُوٓاْ ءَآنــتَ فَعَلْــتَ هَـٰذَا بِـَٔالِهَتِنَا يَـٰٓإِبْرَ؛هِيمُؐ </text:span><text:span text:style-name="T3">(62)</text:span><text:span text:style-name="T1"> قَالَ بَلْ فَعَلَهُ„ كَبِيرُهُمْ هَـٰذَا فَسْـَٔلُوهُمُ; إِن كَانُواْ يَنطِقُونَؐ </text:span><text:span text:style-name="T3">(63)</text:span><text:span text:style-name="T1"> فَرَجَعُوٓاْ إِلَــيٰٓ أَنفُسِهِمْ فَقَالُوٓاْ إِنَّكُمُ; أَنتُمُ </text:span><text:span text:style-name="T5">۴</text:span><text:span text:style-name="T1">لظَّـٰلِمُونَؐ </text:span><text:span text:style-name="T3">(64)</text:span><text:span text:style-name="T1"> ثُمَّ نُكِسُواْ عَلَيٰ رُءُوسِهِمْؐ لَقَدْ عَلِمْتَ مَا هَـٰٓؤُلآَءِ يَنطِقُونَؐ </text:span><text:span text:style-name="T3">(65)</text:span><text:span text:style-name="T1"> قَالَ أَفَتَعْبُدُونَ مِن دُونِ </text:span><text:span text:style-name="T5">۱</text:span><text:span text:style-name="T1">للَّهِ مَا لاَ يَنفَعُكُمْ شَيْـٔاً وَلاَ يَضُرُّكُمُؐ; ٱُفٍّ لَّكُمْ وَلِمَا تَعْبُدُونَ مِن دُونِ </text:span><text:span text:style-name="T5">۱</text:span><text:span text:style-name="T1">للَّهِؐ أَفَلاَ تَعْقِلُونَؐ </text:span><text:span text:style-name="T3">(66)</text:span><text:span text:style-name="T1"> قَالُواْ حَرّۣقُوهُ وَانصُرُوٓاْ ءَالِهَتَكُمُ; إِن كُنتُمْ فَـٰعِلِينَؐ </text:span><text:span text:style-name="T3">(67)</text:span><text:span text:style-name="T1"> قُلْنَا يَـٰنَارُ كُونِى بَرْداً وَسَچَماٗ عَلَيٰٓ إِبْرَ؛هِيمَؐ </text:span><text:span text:style-name="T3">(68)</text:span><text:span text:style-name="T1"> وَأَرَادُواْ </text:span><text:soft-page-break/><text:span text:style-name="T1">بِهِ” كَيْداً فَجَعَلْنَـٰهُمُ </text:span><text:span text:style-name="T5">۴</text:span><text:span text:style-name="T1">لاَخْسَرۣينَؐ </text:span><text:span text:style-name="T3">(69)</text:span><text:span text:style-name="T1"> وَنَجَّيْنَـٰهُ وَلُوطاٗ اِلَــي </text:span><text:span text:style-name="T5">۰</text:span><text:span text:style-name="T1">لاَرْضِ </text:span><text:span text:style-name="T5">۱</text:span><text:span text:style-name="T1">لتِى بَـٰرَكْنَا فِيهَا لِلْعَـٰلَمِينَؐ </text:span><text:span text:style-name="T3">(70)</text:span><text:span text:style-name="T1"> وَوَهَبْنَا لَهُ; إِسْحَـٰقَؐ وَيَعْقُوبَ نَافِلَةًؐ وَكُلًاّ جَعَلْنَا صَـٰڤِحِينَؐ </text:span><text:span text:style-name="T3">(71)</text:span><text:span text:style-name="T1"> ® وَجَعَلْنَـٰهُمُ; أَئمَّةً يَهْدُونَ بِأَمْرۣنَاؐ وَأَوْحَيْنَآ إِلَيْهِمْ فِعْــلَ </text:span><text:span text:style-name="T5">۰</text:span><text:span text:style-name="T1">لْخَيْرَ؛تِ وَإِقَامَ </text:span><text:span text:style-name="T5">۰</text:span><text:span text:style-name="T1">لصَّلَوٰةِ وَإِيتَآءَ </text:span><text:span text:style-name="T5">۰</text:span><text:span text:style-name="T1">لزَّكَوٰةِؐ وَكَانُواْ لَنَا عَـٰبِدِينَؐ </text:span><text:span text:style-name="T3">(72)</text:span><text:span text:style-name="T1"> وَلُوطاٗ —اتَيْنَـٰهُ حُكْماً وَعِلْماًؐ وَنَجَّيْنَـٰهُ مِــنَ </text:span><text:span text:style-name="T5">۰</text:span><text:span text:style-name="T1">لْقَرْيَةِ </text:span><text:span text:style-name="T5">۱</text:span><text:span text:style-name="T1">لتِى كَانَت تَّعْمَــلُ </text:span><text:span text:style-name="T5">۴</text:span><text:span text:style-name="T1">لْخَبَـٰٓئِثَؐ إِنَّهُمْ كَانُواْ قَوْمَ سَوْءٍ فَـٰسِقِينَؐ </text:span><text:span text:style-name="T3">(73)</text:span><text:span text:style-name="T1"> وَأَدْخَلْنَـٰهُ فِى رَحْمَتِنَآؐ إِنَّهُ„ مِــنَ </text:span><text:span text:style-name="T5">۰</text:span><text:span text:style-name="T1">ڤصَّـٰڤِحِينَؐ </text:span><text:span text:style-name="T3">(74)</text:span><text:span text:style-name="T1"> وَنُوحاٗ اِذْ نَادۭيٰ مِن قَبْلُ فَاسْتَجَبْنَا لَهُ„ فَنَجَّيْنَـٰهُ وَأَهْلَهُ„ مِــنَ </text:span><text:span text:style-name="T5">۰</text:span><text:span text:style-name="T1">لْكَرْبِ </text:span><text:span text:style-name="T5">۱</text:span><text:span text:style-name="T1">لْعَظِيمِؐ </text:span><text:span text:style-name="T3">(75)</text:span><text:span text:style-name="T1"> وَنَصَرْنَـٰهُ مِنَ </text:span><text:span text:style-name="T5">۰</text:span><text:span text:style-name="T1">لْقَوْمِ </text:span><text:span text:style-name="T5">۱</text:span><text:span text:style-name="T1">لذِيــنَ كَذَّبُواْ بِـَٔايَـٰتِنَآؐ إِنَّهُمْ كَانُواْ قَوْمَ سَوْءٍ فَأَغْرَقْنَـٰهُمُ; أَجْمَعِينَؐ </text:span><text:span text:style-name="T3">(76)</text:span><text:span text:style-name="T1"> وَدَاوُﹼدَ وَ سُلَيْمَـٰنَ إِذْ يَحْكُمَـٰنِ فِى </text:span><text:span text:style-name="T5">۱</text:span><text:span text:style-name="T1">لْحَرْثِ إِذْ نَفَشَتْ فِيهِ غَنَمُ </text:span><text:span text:style-name="T5">۴</text:span><text:span text:style-name="T1">لْقَوْمِؐ وَكُنَّا لِحُكْمِهِمْ شَـٰهِدِينَؐ </text:span><text:span text:style-name="T3">(77)</text:span><text:span text:style-name="T1"> فَفَهَّمْنَـٰهَا سُلَيْمَـٰنَؐ وَكُلٗاّ —اتَيْنَا حُكْماً وَعِلْماًؐ وَسَخَّرْنَا مَعَ دَاوُﹼدَ </text:span><text:span text:style-name="T5">۰</text:span><text:span text:style-name="T1">لْجِبَالَ يُسَبِّحْنَ وَالطَّيْرَؐ وَكُنَّا فَـٰعِلِينَؐ </text:span><text:span text:style-name="T3">(78)</text:span><text:span text:style-name="T1"> وَعَلَّمْنَـٰهُ صَنْعَةَ لَبُوسسسٍ لَّكُمْ ڤِيُحْصِنَكُم مِّنۢ بَأْسِكُمْؐ فَهَــلَ اَنتُمْ شَـٰكِرُونَؐ </text:span><text:span text:style-name="T3">(79)</text:span><text:span text:style-name="T1"> وَلِسُلَيْمَـٰنَ </text:span><text:span text:style-name="T5">۰</text:span><text:span text:style-name="T1">لرّۣيحَ عَاصِفَةً تَجْرۣى بِأَمْرۣهِ“ إِلَــي </text:span><text:span text:style-name="T5">۰</text:span><text:span text:style-name="T1">لاَرْضِ </text:span><text:span text:style-name="T5">۱</text:span><text:span text:style-name="T1">لتِى بَـٰرَكْنَا فِيهَاؐ وَكُنَّا بِكُلِّ شَيْءٖ عَـٰلِمِينَؐ </text:span><text:span text:style-name="T3">(80)</text:span><text:span text:style-name="T1"> وَمِــنَ </text:span><text:span text:style-name="T5">۰</text:span><text:span text:style-name="T1">لشَّيَـٰطِيــنۣ مَنْ يَّغُوصُونَ لَهُ„ وَيَعْمَلُونَ عَمَلًا دُونَ ذَ؛لِــكَؐ وَكُنَّا لَهُمْ حَـٰفِظِينَؐ </text:span><text:span text:style-name="T3">(81)</text:span><text:span text:style-name="T1"> وَأَيُّوبَ إِذْ نَادۭيٰ رَبَّهُ; أَنِّى مَسَّنِــيَ </text:span><text:span text:style-name="T5">۰</text:span><text:span text:style-name="T1">لضُّرُّ وَأَنــتَ أَرْحَمُ </text:span><text:span text:style-name="T5">۴</text:span><text:span text:style-name="T1">لرَّ؛حِمِينَؐ </text:span><text:span text:style-name="T3">(82)</text:span><text:span text:style-name="T1"> فَاسْتَجَبْنَا لَهُ„ فَكَشَفْنَا مَا بِهِ” مِــن ضُر؊ّؐ وَءَاتَيْنَـٰهُ أَهْلَهُ„ وَمِثْلَهُم مَّعَهُمْ رَحْمَةً مِّــنْ عِندِنَا وَذِكْرۭيٰ لِلْعَـٰبِدِينَؐ </text:span><text:span text:style-name="T3">(83)</text:span><text:span text:style-name="T1"> وَإِسْمَـٰعِيلَ </text:span><text:soft-page-break/><text:span text:style-name="T1">وَإِدْرۣيسَ وَذَا </text:span><text:span text:style-name="T5">۰</text:span><text:span text:style-name="T1">لْكِفْلِؐ كُـلٌّ مِّنَ </text:span><text:span text:style-name="T5">۰</text:span><text:span text:style-name="T1">لصَّـٰبِـرۣينَؐ </text:span><text:span text:style-name="T3">(84) </text:span><text:span text:style-name="T1">وَأَدْخَلْنَـٰهُمْ فِى رَحْمَتِنَآؐ إِنَّهُم مِّــنَ </text:span><text:span text:style-name="T5">۰</text:span><text:span text:style-name="T1">ڤصَّـٰڤِحِينَؐ </text:span><text:span text:style-name="T3">(85)</text:span><text:span text:style-name="T1"> © وَذَا </text:span><text:span text:style-name="T5">۰</text:span><text:span text:style-name="T1">لنُّونِ إِذ ذَّهَبَ مُغَـٰضِباً فَظَنَّ أَن لَّــن نَّقْدِرَ عَلَيْهِ فَنَادۭيٰ فِى </text:span><text:span text:style-name="T5">۱</text:span><text:span text:style-name="T1">لظُّلُمَـٰــتِ أَن لٓاَّ إِچَهَ إِلٓاَّ أَنــتَ سُبْحَـٰنَكَ إِنِّى كُنــتُ مِــنَ </text:span><text:span text:style-name="T5">۰</text:span><text:span text:style-name="T1">لظَّـٰلِمِينَؐ </text:span><text:span text:style-name="T3">(86)</text:span><text:span text:style-name="T1"> فَاسْتَجَبْنَا لَهُ„ وَنَجَّيْنَـٰهُ مِــنَ </text:span><text:span text:style-name="T5">۰</text:span><text:span text:style-name="T1">لْغَم؋ّؐ وَكَذَ؛لِــكَ نُنجِى </text:span><text:span text:style-name="T5">۱</text:span><text:span text:style-name="T1">لْمُومِنِينَؐ </text:span><text:span text:style-name="T3">(87)</text:span><text:span text:style-name="T1"> وَزَكَرۣيَّآءَ اۭذْ نَادۭيٰ رَبَّهُ„ رَبِّ لاَ تَذَرْنِى فَرْداً وَأَنــتَ خَيْرُ </text:span><text:span text:style-name="T5">۴</text:span><text:span text:style-name="T1">لْوَ؛رۣثِينَؐ </text:span><text:span text:style-name="T3">(88)</text:span><text:span text:style-name="T1"> فَاسْتَجَبْنَا لَهُ„ وَوَهَبْنَا لَهُ„ يَحْيۭيٰ وَأَصْڤَحْنَا لَهُ„ زَوْجَهُؐ; إِنَّهُمْ كَانُواْ يُسَـٰرۣعُونَ فِى </text:span><text:span text:style-name="T5">۱</text:span><text:span text:style-name="T1">لْخَيْرَ؛تتتِ وَيَدْعُونَنَا رَغَباً وَرَهَباً وَكَانُواْ لَنَا خَـٰشِعِينَؐ </text:span><text:span text:style-name="T3">(89)</text:span><text:span text:style-name="T1"> وَالتِىٓ أَحْصَنَــتْ فَرْجَهَا فَنَفَخْنَا فِيهَا مِن رُّوحِنَا وَجَعَلْنَـٰهَا وَابْنَهَآ ءَايَةً لِّلْعَـٰلَمِينَؐ </text:span><text:span text:style-name="T3">(90)</text:span><text:span text:style-name="T1"> إِنننَّ هَـٰذِهِ“ ٱُمَّتُكُمُ; ٱُمَّةً وَ؛حِدَةًؐ وَأَنَا رَبُّكُمْ فَاعْبُدُونِؐ </text:span><text:span text:style-name="T3">(91)</text:span><text:span text:style-name="T1"> وَتَقَطَّعُوٓاْ أَمْرَهُم بَيْنَهُمْؐ كُلّﹲ اِلَيْنَا رَ؛جِعُونَؐ </text:span><text:span text:style-name="T3">(92)</text:span><text:span text:style-name="T1"> فَمَنْ يَّعْمَلْ مِنَ </text:span><text:span text:style-name="T5">۰</text:span><text:span text:style-name="T1">ڤصَّـٰڤِحَـٰــتِ وَهُوَ مُومِنٌ فَلاَ كُفْرَانَ لِسَعْيِهِؐ” وَإِنَّا لَهُ„ كَـٰتِبُونَؐ </text:span><text:span text:style-name="T3">(93)</text:span><text:span text:style-name="T1"> وَحَرَ؛م٘ عَلَيٰ قَرْيَةٖ اَهْلَكْنَـٰهَآ أَنَّهُمْ لاَ يَرْجِعُونَؐ </text:span><text:span text:style-name="T3">(94)</text:span><text:span text:style-name="T1"> حَتَّيٰٓ إِذَا فُتِحَــتْ يَاجُوجُ وَمَاجُوجُ وَهُم مِّــن كُــلّۣ حَدَبٍ يَنسِلُونَ </text:span><text:span text:style-name="T3">(95)</text:span><text:span text:style-name="T1"> وَاقْتَرَبَ </text:span><text:span text:style-name="T5">۰</text:span><text:span text:style-name="T1">لْوَعْدُ </text:span><text:span text:style-name="T5">۴</text:span><text:span text:style-name="T1">لْحَقُّ فَإِذَا هِيَ شَـٰخِصَة٘ اَبْصَـٰرُ </text:span><text:span text:style-name="T5">۴</text:span><text:span text:style-name="T1">لذِيــنَ كَفَرُواْ يَـٰوَيْلَنَا قَدْ كُنَّا فِى غَفْلَةٍ مِّــنْ هَـٰذَا بَــلْ كُنَّا ظَـٰلِمِينَؐ </text:span><text:span text:style-name="T3">(96)</text:span><text:span text:style-name="T1"> إِنَّكُمْ وَمَا تَعْبُدُونَ مِن دُونِ </text:span><text:span text:style-name="T5">۱</text:span><text:span text:style-name="T1">للَّهِ حَصَــبُ جَهَنَّمَ أَنتُمْ لَهَا وَ؛رۣدُونَؐ </text:span><text:span text:style-name="T3">(97)</text:span><text:span text:style-name="T1"> لَوْ كَانَ هَـٰٓؤُلآَءِ -الِهَةً مَّا وَرَدُوهَاؐ وَكُلٌّ فِيهَا خَـٰلِدُونَؐ </text:span><text:span text:style-name="T3">(98)</text:span><text:span text:style-name="T1"> لَهُمْ فِيهَا زَفِيرٌ وَهُمْ فِيهَا لاَ يَسْمَعُونَؐ </text:span><text:span text:style-name="T3">(99)</text:span><text:span text:style-name="T1"> ® إِنَّ </text:span><text:span text:style-name="T5">۰</text:span><text:span text:style-name="T1">لذِينَ سَبَقَتْ لَهُم مِّنَّا </text:span><text:span text:style-name="T5">۰</text:span><text:span text:style-name="T1">لْحُسْنۭيٰٓ ٱُوْلَئِــكَ عَنْهَا مُبْعَدُونَؐ </text:span><text:span text:style-name="T3">(100)</text:span><text:span text:style-name="T1"> لاَ يَسْمَعُونَ حَسِيسَهَا وَهُمْ فِى مَا </text:span><text:soft-page-break/><text:span text:style-name="T1">"شْتَهَتَ اَنفُسُهُمْ خَـٰلِدُونَؐ </text:span><text:span text:style-name="T3">(101)</text:span><text:span text:style-name="T1"> لاَ يَحْزُنُهُمُ </text:span><text:span text:style-name="T5">۴</text:span><text:span text:style-name="T1">لْفَزَعُ </text:span><text:span text:style-name="T5">۴</text:span><text:span text:style-name="T1">لاَكْبَرُؐ وَتَتَلَقّۭيٰهُمُ </text:span><text:span text:style-name="T5">۴</text:span><text:span text:style-name="T1">لْمَلَئِكَةُ هَـٰذَا يَوْمُكُمُ </text:span><text:span text:style-name="T5">۴ﻟ﮲</text:span><text:span text:style-name="T1"> كُنتُمْ تُوعَدُونَؐ </text:span><text:span text:style-name="T3">(102)</text:span><text:span text:style-name="T1"> يَوْمَ نَطْوۣى </text:span><text:span text:style-name="T5">۱</text:span><text:span text:style-name="T1">لسَّمَآءَ كَطَــيّۣ </text:span><text:span text:style-name="T5">۱</text:span><text:span text:style-name="T1">ڤسِّجِلِّ لِلْكِتَـٰـــبِؐ كَمَا بَدَأْنَآ أَوَّلَ خَلْقٍ نُّعِيدُهُؐ, وَعْداٗ عَلَيْنَآؐ إِنَّا كُنَّا فَـٰعِلِينَؐ </text:span><text:span text:style-name="T3">(103)</text:span><text:span text:style-name="T1"> وَلَقَدْ كَتَبْنَا فِى </text:span><text:span text:style-name="T5">۱</text:span><text:span text:style-name="T1">لزَّبُورۣ مِنۢ بَعْدِ </text:span><text:span text:style-name="T5">۱</text:span><text:span text:style-name="T1">لذِّكْرۣ أَنَّ </text:span><text:span text:style-name="T5">۰</text:span><text:span text:style-name="T1">لاَرْضَ يَرۣثُهَا عِبَادِيَ </text:span><text:span text:style-name="T5">۰</text:span><text:span text:style-name="T1">ڤصَّـٰڤِحُونَؐ </text:span><text:span text:style-name="T3">(104)</text:span><text:span text:style-name="T1"> إِنَّ فِى هَـٰذَا لَبَچَغاً لِّقَوْمٖ عَـٰبِدِينَؐ </text:span><text:span text:style-name="T3">(105)</text:span><text:span text:style-name="T1"> وَمَآ أَرْسَلْنَـٰكَ إِلاَّ رَحْمَةً لِّلْعَـٰلَمِينَؐ </text:span><text:span text:style-name="T3">(106)</text:span><text:span text:style-name="T1"> قُلِ اِنَّمَا يُوحۭيٰٓ إِلَيَّ أَنَّمَآ إِچَهُكُمُ; إِچَهٌ وَ؛حِدٌؐ فَهَــلَ اَنتُم مُّسْلِمُونَؐ </text:span><text:span text:style-name="T3">(107)</text:span><text:span text:style-name="T1"> فَإِن تَوَلَّوْاْ فَقُــلَ —اذَنتُكُمْ عَلَيٰ سَوَآءٍؐ وَإِنَ اَدْرۣىٓ أَقَرۣيب٘ اَم بَعِيدٌ مَّا تُوعَدُونَؐ </text:span><text:span text:style-name="T3">(108)</text:span><text:span text:style-name="T1"> إِنَّهُ„ يَعْلَمُ </text:span><text:span text:style-name="T5">۴</text:span><text:span text:style-name="T1">لْجَهْرَ مِــنَ </text:span><text:span text:style-name="T5">۰</text:span><text:span text:style-name="T1">لْقَوْلِ وَيَعْلَمُ مَا تَكْتُمُونَؐ </text:span><text:span text:style-name="T3">(109)</text:span><text:span text:style-name="T1"> وَإِنَ اَدْرۣى لَعَلَّهُ„ فِتْنَةٌ لَّكُمْ وَمَتَـٰع٘ اِلَيٰ حِينٍؐ </text:span><text:span text:style-name="T3">(110)</text:span><text:span text:style-name="T1"> قُل رَّبِّ </text:span><text:span text:style-name="T5">۹</text:span><text:span text:style-name="T1">حْكُم بِالْحَقﱢّؐ وَرَبُّنَا </text:span><text:span text:style-name="T5">۰</text:span><text:span text:style-name="T1">لرَّحْمَـٰــنُ </text:span><text:span text:style-name="T5">۴</text:span><text:span text:style-name="T1">لْمُسْتَعَانُ عَلَــيٰ مَا تَصِفُونَ </text:span><text:span text:style-name="T3">(111)</text:span><text:span text:style-name="T1"> </text:span><text:bookmark-end text:name="__DdeLink__33365_394981166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2:20:05.348637260</meta:creation-date>
    <dc:date>2025-02-27T22:21:44.471091792</dc:date>
    <meta:editing-duration>PT1M42S</meta:editing-duration>
    <meta:editing-cycles>1</meta:editing-cycles>
    <meta:document-statistic meta:table-count="0" meta:image-count="0" meta:object-count="0" meta:page-count="7" meta:paragraph-count="2" meta:word-count="1295" meta:character-count="7180" meta:non-whitespace-character-count="5886"/>
    <meta:generator>LibreOffice/24.8.2.1$Linux_X86_64 LibreOffice_project/0f794b6e29741098670a3b95d60478a65d05ef13</meta:generator>
  </office:meta>
</office:document-meta>
</file>